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2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14" table:default-cell-style-name="Default"/>
        <table:table-row table:style-name="ro1">
          <table:table-cell table:number-columns-repeated="4"/>
          <table:table-cell office:value-type="string" calcext:value-type="string">
            <text:p>METIS</text:p>
          </table:table-cell>
          <table:table-cell table:number-columns-repeated="2"/>
          <table:table-cell office:value-type="string" calcext:value-type="string">
            <text:p>SCOTCH</text:p>
          </table:table-cell>
          <table:table-cell table:number-columns-repeated="2"/>
          <table:table-cell office:value-type="string" calcext:value-type="string">
            <text:p>MMD</text:p>
          </table:table-cell>
          <table:table-cell table:number-columns-repeated="2"/>
          <table:table-cell office:value-type="string" calcext:value-type="string">
            <text:p>AMD</text:p>
          </table:table-cell>
        </table:table-row>
        <table:table-row table:style-name="ro1">
          <table:table-cell/>
          <table:table-cell office:value-type="string" calcext:value-type="string">
            <text:p>problem</text:p>
          </table:table-cell>
          <table:table-cell office:value-type="string" calcext:value-type="string">
            <text:p>#blocks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tsp</text:p>
          </table:table-cell>
          <table:table-cell office:value-type="string" calcext:value-type="string">
            <text:p>#blocks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tsp</text:p>
          </table:table-cell>
          <table:table-cell office:value-type="string" calcext:value-type="string">
            <text:p>#blocks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tsp</text:p>
          </table:table-cell>
          <table:table-cell office:value-type="string" calcext:value-type="string">
            <text:p>#blocks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tsp</text:p>
          </table:table-cell>
        </table:table-row>
        <table:table-row table:style-name="ro1">
          <table:table-cell/>
          <table:table-cell office:value-type="string" calcext:value-type="string">
            <text:p>boneS10</text:p>
          </table:table-cell>
          <table:table-cell office:value-type="float" office:value="2006506" calcext:value-type="float">
            <text:p>2006506</text:p>
          </table:table-cell>
          <table:table-cell office:value-type="float" office:value="1311239" calcext:value-type="float">
            <text:p>1311239</text:p>
          </table:table-cell>
          <table:table-cell office:value-type="float" office:value="946214" calcext:value-type="float">
            <text:p>946214</text:p>
          </table:table-cell>
          <table:table-cell office:value-type="float" office:value="976628" calcext:value-type="float">
            <text:p>976628</text:p>
          </table:table-cell>
          <table:table-cell table:style-name="ce1" office:value-type="float" office:value="1014255" calcext:value-type="float">
            <text:p>1014255</text:p>
          </table:table-cell>
          <table:table-cell office:value-type="float" office:value="854184" calcext:value-type="float">
            <text:p>854184</text:p>
          </table:table-cell>
          <table:table-cell office:value-type="float" office:value="1352071" calcext:value-type="float">
            <text:p>1352071</text:p>
          </table:table-cell>
          <table:table-cell office:value-type="float" office:value="1246035" calcext:value-type="float">
            <text:p>1246035</text:p>
          </table:table-cell>
          <table:table-cell office:value-type="float" office:value="950245" calcext:value-type="float">
            <text:p>950245</text:p>
          </table:table-cell>
          <table:table-cell office:value-type="float" office:value="1660629" calcext:value-type="float">
            <text:p>1660629</text:p>
          </table:table-cell>
          <table:table-cell office:value-type="float" office:value="1299518" calcext:value-type="float">
            <text:p>1299518</text:p>
          </table:table-cell>
          <table:table-cell office:value-type="float" office:value="948042" calcext:value-type="float">
            <text:p>948042</text:p>
          </table:table-cell>
        </table:table-row>
        <table:table-row table:style-name="ro1">
          <table:table-cell/>
          <table:table-cell office:value-type="string" calcext:value-type="string">
            <text:p>af_shell7</text:p>
          </table:table-cell>
          <table:table-cell office:value-type="float" office:value="512848" calcext:value-type="float">
            <text:p>512848</text:p>
          </table:table-cell>
          <table:table-cell office:value-type="float" office:value="374426" calcext:value-type="float">
            <text:p>374426</text:p>
          </table:table-cell>
          <table:table-cell office:value-type="float" office:value="314520" calcext:value-type="float">
            <text:p>314520</text:p>
          </table:table-cell>
          <table:table-cell office:value-type="float" office:value="323319" calcext:value-type="float">
            <text:p>323319</text:p>
          </table:table-cell>
          <table:table-cell office:value-type="float" office:value="363160" calcext:value-type="float">
            <text:p>363160</text:p>
          </table:table-cell>
          <table:table-cell office:value-type="float" office:value="337279" calcext:value-type="float">
            <text:p>337279</text:p>
          </table:table-cell>
          <table:table-cell office:value-type="float" office:value="364774" calcext:value-type="float">
            <text:p>364774</text:p>
          </table:table-cell>
          <table:table-cell office:value-type="float" office:value="314304" calcext:value-type="float">
            <text:p>314304</text:p>
          </table:table-cell>
          <table:table-cell office:value-type="float" office:value="280388" calcext:value-type="float">
            <text:p>280388</text:p>
          </table:table-cell>
          <table:table-cell office:value-type="float" office:value="393739" calcext:value-type="float">
            <text:p>393739</text:p>
          </table:table-cell>
          <table:table-cell office:value-type="float" office:value="317027" calcext:value-type="float">
            <text:p>317027</text:p>
          </table:table-cell>
          <table:table-cell office:value-type="float" office:value="267896" calcext:value-type="float">
            <text:p>267896</text:p>
          </table:table-cell>
        </table:table-row>
        <table:table-row table:style-name="ro1">
          <table:table-cell/>
          <table:table-cell office:value-type="string" calcext:value-type="string">
            <text:p>Audikw_1</text:p>
          </table:table-cell>
          <table:table-cell office:value-type="float" office:value="3921109" calcext:value-type="float">
            <text:p>3921109</text:p>
          </table:table-cell>
          <table:table-cell office:value-type="float" office:value="2615964" calcext:value-type="float">
            <text:p>2615964</text:p>
          </table:table-cell>
          <table:table-cell office:value-type="float" office:value="1507712" calcext:value-type="float">
            <text:p>1507712</text:p>
          </table:table-cell>
          <table:table-cell office:value-type="float" office:value="2330295" calcext:value-type="float">
            <text:p>2330295</text:p>
          </table:table-cell>
          <table:table-cell office:value-type="float" office:value="2326139" calcext:value-type="float">
            <text:p>2326139</text:p>
          </table:table-cell>
          <table:table-cell office:value-type="float" office:value="15459032" calcext:value-type="float">
            <text:p>15459032</text:p>
          </table:table-cell>
          <table:table-cell office:value-type="float" office:value="2475095" calcext:value-type="float">
            <text:p>2475095</text:p>
          </table:table-cell>
          <table:table-cell office:value-type="float" office:value="2050070" calcext:value-type="float">
            <text:p>2050070</text:p>
          </table:table-cell>
          <table:table-cell office:value-type="float" office:value="1330677" calcext:value-type="float">
            <text:p>1330677</text:p>
          </table:table-cell>
          <table:table-cell office:value-type="float" office:value="3139180" calcext:value-type="float">
            <text:p>3139180</text:p>
          </table:table-cell>
          <table:table-cell office:value-type="float" office:value="2138185" calcext:value-type="float">
            <text:p>2138185</text:p>
          </table:table-cell>
          <table:table-cell office:value-type="float" office:value="1352120" calcext:value-type="float">
            <text:p>1352120</text:p>
          </table:table-cell>
        </table:table-row>
        <table:table-row table:style-name="ro1">
          <table:table-cell/>
          <table:table-cell office:value-type="string" calcext:value-type="string">
            <text:p>Nasa_2146</text:p>
          </table:table-cell>
          <table:table-cell office:value-type="float" office:value="2088" calcext:value-type="float">
            <text:p>2088</text:p>
          </table:table-cell>
          <table:table-cell office:value-type="float" office:value="1676" calcext:value-type="float">
            <text:p>1676</text:p>
          </table:table-cell>
          <table:table-cell office:value-type="float" office:value="1365" calcext:value-type="float">
            <text:p>1365</text:p>
          </table:table-cell>
          <table:table-cell office:value-type="float" office:value="1320" calcext:value-type="float">
            <text:p>1320</text:p>
          </table:table-cell>
          <table:table-cell office:value-type="float" office:value="1521" calcext:value-type="float">
            <text:p>1521</text:p>
          </table:table-cell>
          <table:table-cell office:value-type="float" office:value="1441" calcext:value-type="float">
            <text:p>1441</text:p>
          </table:table-cell>
          <table:table-cell office:value-type="float" office:value="1521" calcext:value-type="float">
            <text:p>1521</text:p>
          </table:table-cell>
          <table:table-cell office:value-type="float" office:value="1583" calcext:value-type="float">
            <text:p>1583</text:p>
          </table:table-cell>
          <table:table-cell office:value-type="float" office:value="1334" calcext:value-type="float">
            <text:p>1334</text:p>
          </table:table-cell>
          <table:table-cell office:value-type="float" office:value="1639" calcext:value-type="float">
            <text:p>1639</text:p>
          </table:table-cell>
          <table:table-cell office:value-type="float" office:value="1649" calcext:value-type="float">
            <text:p>1649</text:p>
          </table:table-cell>
          <table:table-cell office:value-type="float" office:value="1357" calcext:value-type="float">
            <text:p>1357</text:p>
          </table:table-cell>
        </table:table-row>
        <table:table-row table:style-name="ro1">
          <table:table-cell/>
          <table:table-cell office:value-type="string" calcext:value-type="string">
            <text:p>msc23052</text:p>
          </table:table-cell>
          <table:table-cell office:value-type="float" office:value="20260" calcext:value-type="float">
            <text:p>20260</text:p>
          </table:table-cell>
          <table:table-cell office:value-type="float" office:value="15726" calcext:value-type="float">
            <text:p>15726</text:p>
          </table:table-cell>
          <table:table-cell office:value-type="float" office:value="13842" calcext:value-type="float">
            <text:p>13842</text:p>
          </table:table-cell>
          <table:table-cell office:value-type="float" office:value="14658" calcext:value-type="float">
            <text:p>14658</text:p>
          </table:table-cell>
          <table:table-cell office:value-type="float" office:value="14804" calcext:value-type="float">
            <text:p>14804</text:p>
          </table:table-cell>
          <table:table-cell office:value-type="float" office:value="13510" calcext:value-type="float">
            <text:p>13510</text:p>
          </table:table-cell>
          <table:table-cell office:value-type="float" office:value="17696" calcext:value-type="float">
            <text:p>17696</text:p>
          </table:table-cell>
          <table:table-cell office:value-type="float" office:value="14831" calcext:value-type="float">
            <text:p>14831</text:p>
          </table:table-cell>
          <table:table-cell office:value-type="float" office:value="12842" calcext:value-type="float">
            <text:p>12842</text:p>
          </table:table-cell>
          <table:table-cell office:value-type="float" office:value="18963" calcext:value-type="float">
            <text:p>18963</text:p>
          </table:table-cell>
          <table:table-cell office:value-type="float" office:value="15130" calcext:value-type="float">
            <text:p>15130</text:p>
          </table:table-cell>
          <table:table-cell office:value-type="float" office:value="12421" calcext:value-type="float">
            <text:p>12421</text:p>
          </table:table-cell>
        </table:table-row>
      </table:table>
      <table:table table:name="volume" table:style-name="ta1">
        <table:shapes>
          <draw:frame draw:z-index="0" draw:style-name="gr1" draw:text-style-name="P1" svg:width="453.51pt" svg:height="255.09pt" svg:x="466.21pt" svg:y="380.52pt">
            <draw:object draw:notify-on-update-of-ranges="volume.B31:volume.B31 volume.B32:volume.B36 volume.D31:volume.D31 volume.D32:volume.D36 volume.B31:volume.B31 volume.B32:volume.B36 volume.E31:volume.E31 volume.E32:volume.E36 volume.B31:volume.B31 volume.B32:volume.B36 volume.F31:volume.F31 volume.F32:volume.F3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453.23pt" svg:height="255.26pt" svg:x="469.62pt" svg:y="673.85pt">
            <draw:object draw:notify-on-update-of-ranges="volume.B52:volume.B52 volume.B53:volume.B57 volume.D52:volume.D52 volume.D53:volume.D57 volume.B52:volume.B52 volume.B53:volume.B57 volume.E52:volume.E52 volume.E53:volume.E57 volume.B52:volume.B52 volume.B53:volume.B57 volume.F52:volume.F52 volume.F53:volume.F5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453.23pt" svg:height="255.26pt" svg:x="948.59pt" svg:y="112.17pt">
            <draw:object draw:notify-on-update-of-ranges="volume.W23:volume.W23 volume.W24:volume.W28 volume.Y23:volume.Y23 volume.Y24:volume.Y28 volume.W23:volume.W23 volume.W24:volume.W28 volume.Z23:volume.Z23 volume.Z24:volume.Z28 volume.W23:volume.W23 volume.W24:volume.W28 volume.AA23:volume.AA23 volume.AA24:volume.AA2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453.23pt" svg:height="255.26pt" svg:x="471.17pt" svg:y="112.17pt">
            <draw:object draw:notify-on-update-of-ranges="volume.B23:volume.B23 volume.B24:volume.B28 volume.D23:volume.D23 volume.D24:volume.D28 volume.B23:volume.B23 volume.B24:volume.B28 volume.E23:volume.E23 volume.E24:volume.E28 volume.B23:volume.B23 volume.B24:volume.B28 volume.F23:volume.F23 volume.F24:volume.F2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4" draw:style-name="gr1" draw:text-style-name="P1" svg:width="453.23pt" svg:height="255.23pt" svg:x="944.7pt" svg:y="384.01pt">
            <draw:object draw:notify-on-update-of-ranges="volume.W31:volume.W31 volume.W32:volume.W36 volume.Y31:volume.Y31 volume.Y32:volume.Y36 volume.W31:volume.W31 volume.W32:volume.W36 volume.Z31:volume.Z31 volume.Z32:volume.Z36 volume.W31:volume.W31 volume.W32:volume.W36 volume.AA31:volume.AA31 volume.AA32:volume.AA36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2" table:default-cell-style-name="Default"/>
        <table:table-row table:style-name="ro1" table:number-rows-repeated="18">
          <table:table-cell table:number-columns-repeated="27"/>
        </table:table-row>
        <table:table-row table:style-name="ro1">
          <table:table-cell table:number-columns-repeated="3"/>
          <table:table-cell office:value-type="string" calcext:value-type="string">
            <text:p>16x16x16 27points stencil</text:p>
          </table:table-cell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NO LB</text:p>
          </table:table-cell>
          <table:table-cell table:number-columns-repeated="23"/>
        </table:table-row>
        <table:table-row table:style-name="ro1" table:number-rows-repeated="2">
          <table:table-cell table:number-columns-repeated="27"/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DWRAP2D</text:p>
          </table:table-cell>
          <table:table-cell office:value-type="string" calcext:value-type="string">
            <text:p>COL2D</text:p>
          </table:table-cell>
          <table:table-cell office:value-type="string" calcext:value-type="string">
            <text:p>ROW2D</text:p>
          </table:table-cell>
          <table:table-cell table:number-columns-repeated="16"/>
          <table:table-cell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DWRAP2D</text:p>
          </table:table-cell>
          <table:table-cell office:value-type="string" calcext:value-type="string">
            <text:p>COL2D</text:p>
          </table:table-cell>
          <table:table-cell office:value-type="string" calcext:value-type="string">
            <text:p>ROW2D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34328" calcext:value-type="float">
            <text:p>8034328</text:p>
          </table:table-cell>
          <table:table-cell office:value-type="float" office:value="8562936" calcext:value-type="float">
            <text:p>8562936</text:p>
          </table:table-cell>
          <table:table-cell office:value-type="float" office:value="8034328" calcext:value-type="float">
            <text:p>8034328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572176" calcext:value-type="float">
            <text:p>2572176</text:p>
          </table:table-cell>
          <table:table-cell office:value-type="float" office:value="1424232" calcext:value-type="float">
            <text:p>1424232</text:p>
          </table:table-cell>
          <table:table-cell office:value-type="float" office:value="3504312" calcext:value-type="float">
            <text:p>350431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6399328" calcext:value-type="float">
            <text:p>16399328</text:p>
          </table:table-cell>
          <table:table-cell office:value-type="float" office:value="23737640" calcext:value-type="float">
            <text:p>23737640</text:p>
          </table:table-cell>
          <table:table-cell office:value-type="float" office:value="22710776" calcext:value-type="float">
            <text:p>22710776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9297904" calcext:value-type="float">
            <text:p>9297904</text:p>
          </table:table-cell>
          <table:table-cell office:value-type="float" office:value="6706296" calcext:value-type="float">
            <text:p>6706296</text:p>
          </table:table-cell>
          <table:table-cell office:value-type="float" office:value="14421064" calcext:value-type="float">
            <text:p>1442106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9579832" calcext:value-type="float">
            <text:p>29579832</text:p>
          </table:table-cell>
          <table:table-cell office:value-type="float" office:value="47580184" calcext:value-type="float">
            <text:p>47580184</text:p>
          </table:table-cell>
          <table:table-cell office:value-type="float" office:value="46688048" calcext:value-type="float">
            <text:p>46688048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1121744" calcext:value-type="float">
            <text:p>21121744</text:p>
          </table:table-cell>
          <table:table-cell office:value-type="float" office:value="18736600" calcext:value-type="float">
            <text:p>18736600</text:p>
          </table:table-cell>
          <table:table-cell office:value-type="float" office:value="33609848" calcext:value-type="float">
            <text:p>33609848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41967272" calcext:value-type="float">
            <text:p>41967272</text:p>
          </table:table-cell>
          <table:table-cell office:value-type="float" office:value="78270768" calcext:value-type="float">
            <text:p>78270768</text:p>
          </table:table-cell>
          <table:table-cell office:value-type="float" office:value="75955552" calcext:value-type="float">
            <text:p>75955552</text:p>
          </table:table-cell>
          <table:table-cell table:number-columns-repeated="16"/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9489320" calcext:value-type="float">
            <text:p>39489320</text:p>
          </table:table-cell>
          <table:table-cell office:value-type="float" office:value="45544576" calcext:value-type="float">
            <text:p>45544576</text:p>
          </table:table-cell>
          <table:table-cell office:value-type="float" office:value="64358864" calcext:value-type="float">
            <text:p>64358864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8428120" calcext:value-type="float">
            <text:p>48428120</text:p>
          </table:table-cell>
          <table:table-cell office:value-type="float" office:value="97198064" calcext:value-type="float">
            <text:p>97198064</text:p>
          </table:table-cell>
          <table:table-cell office:value-type="float" office:value="92582456" calcext:value-type="float">
            <text:p>92582456</text:p>
          </table:table-cell>
          <table:table-cell table:number-columns-repeated="16"/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9449176" calcext:value-type="float">
            <text:p>49449176</text:p>
          </table:table-cell>
          <table:table-cell office:value-type="float" office:value="65599776" calcext:value-type="float">
            <text:p>65599776</text:p>
          </table:table-cell>
          <table:table-cell office:value-type="float" office:value="84453064" calcext:value-type="float">
            <text:p>84453064</text:p>
          </table:table-cell>
        </table:table-row>
        <table:table-row table:style-name="ro1" table:number-rows-repeated="2">
          <table:table-cell table:number-columns-repeated="27"/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DWRAP2D</text:p>
          </table:table-cell>
          <table:table-cell office:value-type="string" calcext:value-type="string">
            <text:p>COL2D</text:p>
          </table:table-cell>
          <table:table-cell office:value-type="string" calcext:value-type="string">
            <text:p>ROW2D</text:p>
          </table:table-cell>
          <table:table-cell table:number-columns-repeated="16"/>
          <table:table-cell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DWRAP2D</text:p>
          </table:table-cell>
          <table:table-cell office:value-type="string" calcext:value-type="string">
            <text:p>COL2D</text:p>
          </table:table-cell>
          <table:table-cell office:value-type="string" calcext:value-type="string">
            <text:p>ROW2D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884864" calcext:value-type="float">
            <text:p>7884864</text:p>
          </table:table-cell>
          <table:table-cell office:value-type="float" office:value="8581088" calcext:value-type="float">
            <text:p>8581088</text:p>
          </table:table-cell>
          <table:table-cell office:value-type="float" office:value="7884864" calcext:value-type="float">
            <text:p>7884864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582480" calcext:value-type="float">
            <text:p>2582480</text:p>
          </table:table-cell>
          <table:table-cell office:value-type="float" office:value="1445800" calcext:value-type="float">
            <text:p>1445800</text:p>
          </table:table-cell>
          <table:table-cell office:value-type="float" office:value="3485544" calcext:value-type="float">
            <text:p>348554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6149800" calcext:value-type="float">
            <text:p>16149800</text:p>
          </table:table-cell>
          <table:table-cell office:value-type="float" office:value="23354680" calcext:value-type="float">
            <text:p>23354680</text:p>
          </table:table-cell>
          <table:table-cell office:value-type="float" office:value="21203808" calcext:value-type="float">
            <text:p>21203808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9111144" calcext:value-type="float">
            <text:p>9111144</text:p>
          </table:table-cell>
          <table:table-cell office:value-type="float" office:value="6748072" calcext:value-type="float">
            <text:p>6748072</text:p>
          </table:table-cell>
          <table:table-cell office:value-type="float" office:value="13814040" calcext:value-type="float">
            <text:p>1381404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26897824" calcext:value-type="float">
            <text:p>26897824</text:p>
          </table:table-cell>
          <table:table-cell office:value-type="float" office:value="44142576" calcext:value-type="float">
            <text:p>44142576</text:p>
          </table:table-cell>
          <table:table-cell office:value-type="float" office:value="38186032" calcext:value-type="float">
            <text:p>38186032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0732360" calcext:value-type="float">
            <text:p>20732360</text:p>
          </table:table-cell>
          <table:table-cell office:value-type="float" office:value="18384024" calcext:value-type="float">
            <text:p>18384024</text:p>
          </table:table-cell>
          <table:table-cell office:value-type="float" office:value="29643512" calcext:value-type="float">
            <text:p>29643512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36164544" calcext:value-type="float">
            <text:p>36164544</text:p>
          </table:table-cell>
          <table:table-cell office:value-type="float" office:value="62367832" calcext:value-type="float">
            <text:p>62367832</text:p>
          </table:table-cell>
          <table:table-cell office:value-type="float" office:value="48857632" calcext:value-type="float">
            <text:p>48857632</text:p>
          </table:table-cell>
          <table:table-cell table:number-columns-repeated="16"/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4283464" calcext:value-type="float">
            <text:p>34283464</text:p>
          </table:table-cell>
          <table:table-cell office:value-type="float" office:value="38679040" calcext:value-type="float">
            <text:p>38679040</text:p>
          </table:table-cell>
          <table:table-cell office:value-type="float" office:value="48622896" calcext:value-type="float">
            <text:p>48622896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42030632" calcext:value-type="float">
            <text:p>42030632</text:p>
          </table:table-cell>
          <table:table-cell office:value-type="float" office:value="77665464" calcext:value-type="float">
            <text:p>77665464</text:p>
          </table:table-cell>
          <table:table-cell office:value-type="float" office:value="60466920" calcext:value-type="float">
            <text:p>60466920</text:p>
          </table:table-cell>
          <table:table-cell table:number-columns-repeated="16"/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2799304" calcext:value-type="float">
            <text:p>42799304</text:p>
          </table:table-cell>
          <table:table-cell office:value-type="float" office:value="52702984" calcext:value-type="float">
            <text:p>52702984</text:p>
          </table:table-cell>
          <table:table-cell office:value-type="float" office:value="54886480" calcext:value-type="float">
            <text:p>54886480</text:p>
          </table:table-cell>
        </table:table-row>
        <table:table-row table:style-name="ro1" table:number-rows-repeated="15">
          <table:table-cell table:number-columns-repeated="27"/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DWRAP2D</text:p>
          </table:table-cell>
          <table:table-cell office:value-type="string" calcext:value-type="string">
            <text:p>COL2D</text:p>
          </table:table-cell>
          <table:table-cell office:value-type="string" calcext:value-type="string">
            <text:p>ROW2D</text:p>
          </table:table-cell>
          <table:table-cell table:number-columns-repeated="2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7760832" calcext:value-type="float">
            <text:p>7760832</text:p>
          </table:table-cell>
          <table:table-cell office:value-type="float" office:value="8658064" calcext:value-type="float">
            <text:p>8658064</text:p>
          </table:table-cell>
          <table:table-cell office:value-type="float" office:value="7760832" calcext:value-type="float">
            <text:p>7760832</text:p>
          </table:table-cell>
          <table:table-cell table:number-columns-repeated="2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16006640" calcext:value-type="float">
            <text:p>16006640</text:p>
          </table:table-cell>
          <table:table-cell office:value-type="float" office:value="23749032" calcext:value-type="float">
            <text:p>23749032</text:p>
          </table:table-cell>
          <table:table-cell office:value-type="float" office:value="20297080" calcext:value-type="float">
            <text:p>2029708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25133800" calcext:value-type="float">
            <text:p>25133800</text:p>
          </table:table-cell>
          <table:table-cell office:value-type="float" office:value="43607560" calcext:value-type="float">
            <text:p>43607560</text:p>
          </table:table-cell>
          <table:table-cell office:value-type="float" office:value="33422192" calcext:value-type="float">
            <text:p>33422192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34504264" calcext:value-type="float">
            <text:p>34504264</text:p>
          </table:table-cell>
          <table:table-cell office:value-type="float" office:value="63036096" calcext:value-type="float">
            <text:p>63036096</text:p>
          </table:table-cell>
          <table:table-cell office:value-type="float" office:value="36688144" calcext:value-type="float">
            <text:p>36688144</text:p>
          </table:table-cell>
          <table:table-cell table:number-columns-repeated="21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37266168" calcext:value-type="float">
            <text:p>37266168</text:p>
          </table:table-cell>
          <table:table-cell office:value-type="float" office:value="75561360" calcext:value-type="float">
            <text:p>75561360</text:p>
          </table:table-cell>
          <table:table-cell office:value-type="float" office:value="42561384" calcext:value-type="float">
            <text:p>42561384</text:p>
          </table:table-cell>
          <table:table-cell table:number-columns-repeated="21"/>
        </table:table-row>
        <table:table-row table:style-name="ro1" table:number-rows-repeated="29">
          <table:table-cell table:number-columns-repeated="27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L2D</text:p>
          </table:table-cell>
          <table:table-cell office:value-type="float" office:value="1424232" calcext:value-type="float">
            <text:p>1424232</text:p>
          </table:table-cell>
          <table:table-cell office:value-type="float" office:value="29" calcext:value-type="float">
            <text:p>29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L2D</text:p>
          </table:table-cell>
          <table:table-cell office:value-type="float" office:value="6706296" calcext:value-type="float">
            <text:p>6706296</text:p>
          </table:table-cell>
          <table:table-cell office:value-type="float" office:value="117" calcext:value-type="float">
            <text:p>117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L2D</text:p>
          </table:table-cell>
          <table:table-cell office:value-type="float" office:value="18736600" calcext:value-type="float">
            <text:p>18736600</text:p>
          </table:table-cell>
          <table:table-cell office:value-type="float" office:value="304" calcext:value-type="float">
            <text:p>304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L2D</text:p>
          </table:table-cell>
          <table:table-cell office:value-type="float" office:value="45544576" calcext:value-type="float">
            <text:p>45544576</text:p>
          </table:table-cell>
          <table:table-cell office:value-type="float" office:value="771" calcext:value-type="float">
            <text:p>771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L2D</text:p>
          </table:table-cell>
          <table:table-cell office:value-type="float" office:value="65599776" calcext:value-type="float">
            <text:p>65599776</text:p>
          </table:table-cell>
          <table:table-cell office:value-type="float" office:value="1203" calcext:value-type="float">
            <text:p>1203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OW2D</text:p>
          </table:table-cell>
          <table:table-cell office:value-type="float" office:value="3504312" calcext:value-type="float">
            <text:p>3504312</text:p>
          </table:table-cell>
          <table:table-cell office:value-type="float" office:value="559" calcext:value-type="float">
            <text:p>559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OW2D</text:p>
          </table:table-cell>
          <table:table-cell office:value-type="float" office:value="14421064" calcext:value-type="float">
            <text:p>14421064</text:p>
          </table:table-cell>
          <table:table-cell office:value-type="float" office:value="2044" calcext:value-type="float">
            <text:p>2044</text:p>
          </table:table-cell>
          <table:table-cell table:number-columns-repeated="14"/>
        </table:table-row>
        <table:table-row table:style-name="ro1">
          <table:table-cell table:number-columns-repeated="7"/>
          <table:table-cell table:number-columns-repeated="2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OW2D</text:p>
          </table:table-cell>
          <table:table-cell office:value-type="float" office:value="33609848" calcext:value-type="float">
            <text:p>33609848</text:p>
          </table:table-cell>
          <table:table-cell office:value-type="float" office:value="3950" calcext:value-type="float">
            <text:p>3950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OW2D</text:p>
          </table:table-cell>
          <table:table-cell office:value-type="float" office:value="64358864" calcext:value-type="float">
            <text:p>64358864</text:p>
          </table:table-cell>
          <table:table-cell office:value-type="float" office:value="6568" calcext:value-type="float">
            <text:p>6568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OW2D</text:p>
          </table:table-cell>
          <table:table-cell office:value-type="float" office:value="84453064" calcext:value-type="float">
            <text:p>84453064</text:p>
          </table:table-cell>
          <table:table-cell office:value-type="float" office:value="8174" calcext:value-type="float">
            <text:p>8174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ODWRAP2D</text:p>
          </table:table-cell>
          <table:table-cell office:value-type="float" office:value="2572176" calcext:value-type="float">
            <text:p>2572176</text:p>
          </table:table-cell>
          <table:table-cell office:value-type="float" office:value="228" calcext:value-type="float">
            <text:p>228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ODWRAP2D</text:p>
          </table:table-cell>
          <table:table-cell office:value-type="float" office:value="9297904" calcext:value-type="float">
            <text:p>9297904</text:p>
          </table:table-cell>
          <table:table-cell office:value-type="float" office:value="1022" calcext:value-type="float">
            <text:p>1022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ODWRAP2D</text:p>
          </table:table-cell>
          <table:table-cell office:value-type="float" office:value="21121744" calcext:value-type="float">
            <text:p>21121744</text:p>
          </table:table-cell>
          <table:table-cell office:value-type="float" office:value="1993" calcext:value-type="float">
            <text:p>1993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ODWRAP2D</text:p>
          </table:table-cell>
          <table:table-cell office:value-type="float" office:value="39489320" calcext:value-type="float">
            <text:p>39489320</text:p>
          </table:table-cell>
          <table:table-cell office:value-type="float" office:value="3423" calcext:value-type="float">
            <text:p>3423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ODWRAP2D</text:p>
          </table:table-cell>
          <table:table-cell office:value-type="float" office:value="49449176" calcext:value-type="float">
            <text:p>49449176</text:p>
          </table:table-cell>
          <table:table-cell office:value-type="float" office:value="4281" calcext:value-type="float">
            <text:p>4281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4">00/00/0000</text:date>, <text:time style:data-style-name="N2" text:time-value="12:53:01.4803041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2T09:29:40.303663723</meta:creation-date>
    <dc:date>2015-12-04T13:54:45.175951396</dc:date>
    <meta:editing-duration>PT27M16S</meta:editing-duration>
    <meta:editing-cycles>3</meta:editing-cycles>
    <meta:generator>LibreOffice/4.4.3.2$Linux_X86_64 LibreOffice_project/88805f81e9fe61362df02b9941de8e38a9b5fd16</meta:generator>
    <meta:document-statistic meta:table-count="2" meta:cell-count="324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cm" svg:height="9.006cm" xlink:href=".." xlink:type="simple" chart:class="chart:scatter" chart:style-name="ch1">
        <chart:legend chart:legend-position="end" svg:x="12.397cm" svg:y="3.706cm" style:legend-expansion="high" chart:style-name="ch2"/>
        <chart:plot-area chart:style-name="ch3" table:cell-range-address="volume.B23:volume.B28 volume.D23:volume.F28" chart:data-source-has-labels="row" svg:x="0.319cm" svg:y="0.18cm" svg:width="11.759cm" svg:height="8.646cm">
          <chartooo:coordinate-region svg:x="2.052cm" svg:y="0.379cm" svg:width="9.655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volume.D24:volume.D28" chart:label-cell-address="volume.D23:volume.D23" chart:class="chart:scatter">
            <chart:domain table:cell-range-address="volume.B24:volume.B28"/>
            <chart:data-point chart:repeated="5"/>
          </chart:series>
          <chart:series chart:style-name="ch7" chart:values-cell-range-address="volume.E24:volume.E28" chart:label-cell-address="volume.E23:volume.E23" chart:class="chart:scatter">
            <chart:data-point chart:repeated="5"/>
          </chart:series>
          <chart:series chart:style-name="ch8" chart:values-cell-range-address="volume.F24:volume.F28" chart:label-cell-address="volume.F23:volume.F23" chart:class="chart:scatte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ODWRAP2D</text:p>
                <draw:g>
                  <svg:desc>volume.D23:volume.D23</svg:desc>
                </draw:g>
              </table:table-cell>
              <table:table-cell office:value-type="string">
                <text:p>COL2D</text:p>
                <draw:g>
                  <svg:desc>volume.E23:volume.E23</svg:desc>
                </draw:g>
              </table:table-cell>
              <table:table-cell office:value-type="string">
                <text:p>ROW2D</text:p>
                <draw:g>
                  <svg:desc>volume.F23:volume.F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volume.B24:volume.B28</svg:desc>
                </draw:g>
              </table:table-cell>
              <table:table-cell office:value-type="float" office:value="8034328">
                <text:p>8034328</text:p>
                <draw:g>
                  <svg:desc>volume.D24:volume.D28</svg:desc>
                </draw:g>
              </table:table-cell>
              <table:table-cell office:value-type="float" office:value="8562936">
                <text:p>8562936</text:p>
                <draw:g>
                  <svg:desc>volume.E24:volume.E28</svg:desc>
                </draw:g>
              </table:table-cell>
              <table:table-cell office:value-type="float" office:value="8034328">
                <text:p>8034328</text:p>
                <draw:g>
                  <svg:desc>volume.F24:volume.F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6399328">
                <text:p>16399328</text:p>
              </table:table-cell>
              <table:table-cell office:value-type="float" office:value="23737640">
                <text:p>23737640</text:p>
              </table:table-cell>
              <table:table-cell office:value-type="float" office:value="22710776">
                <text:p>227107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29579832">
                <text:p>29579832</text:p>
              </table:table-cell>
              <table:table-cell office:value-type="float" office:value="47580184">
                <text:p>47580184</text:p>
              </table:table-cell>
              <table:table-cell office:value-type="float" office:value="46688048">
                <text:p>466880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41967272">
                <text:p>41967272</text:p>
              </table:table-cell>
              <table:table-cell office:value-type="float" office:value="78270768">
                <text:p>78270768</text:p>
              </table:table-cell>
              <table:table-cell office:value-type="float" office:value="75955552">
                <text:p>759555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48428120">
                <text:p>48428120</text:p>
              </table:table-cell>
              <table:table-cell office:value-type="float" office:value="97198064">
                <text:p>97198064</text:p>
              </table:table-cell>
              <table:table-cell office:value-type="float" office:value="92582456">
                <text:p>925824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88805f81e9fe61362df02b9941de8e38a9b5fd1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07cm" svg:y="3.703cm" style:legend-expansion="high" chart:style-name="ch2"/>
        <chart:plot-area chart:style-name="ch3" table:cell-range-address="volume.B31:volume.B36 volume.D31:volume.F36" chart:data-source-has-labels="row" svg:x="0.32cm" svg:y="0.18cm" svg:width="11.767cm" svg:height="8.64cm">
          <chartooo:coordinate-region svg:x="2.053cm" svg:y="0.379cm" svg:width="9.84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volume.D32:volume.D36" chart:label-cell-address="volume.D31:volume.D31" chart:class="chart:scatter">
            <chart:domain table:cell-range-address="volume.B32:volume.B36"/>
            <chart:data-point chart:repeated="5"/>
          </chart:series>
          <chart:series chart:style-name="ch7" chart:values-cell-range-address="volume.E32:volume.E36" chart:label-cell-address="volume.E31:volume.E31" chart:class="chart:scatter">
            <chart:data-point chart:repeated="5"/>
          </chart:series>
          <chart:series chart:style-name="ch8" chart:values-cell-range-address="volume.F32:volume.F36" chart:label-cell-address="volume.F31:volume.F31" chart:class="chart:scatte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ODWRAP2D</text:p>
                <draw:g>
                  <svg:desc>volume.D31:volume.D31</svg:desc>
                </draw:g>
              </table:table-cell>
              <table:table-cell office:value-type="string">
                <text:p>COL2D</text:p>
                <draw:g>
                  <svg:desc>volume.E31:volume.E31</svg:desc>
                </draw:g>
              </table:table-cell>
              <table:table-cell office:value-type="string">
                <text:p>ROW2D</text:p>
                <draw:g>
                  <svg:desc>volume.F31:volume.F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volume.B32:volume.B36</svg:desc>
                </draw:g>
              </table:table-cell>
              <table:table-cell office:value-type="float" office:value="7884864">
                <text:p>7884864</text:p>
                <draw:g>
                  <svg:desc>volume.D32:volume.D36</svg:desc>
                </draw:g>
              </table:table-cell>
              <table:table-cell office:value-type="float" office:value="8581088">
                <text:p>8581088</text:p>
                <draw:g>
                  <svg:desc>volume.E32:volume.E36</svg:desc>
                </draw:g>
              </table:table-cell>
              <table:table-cell office:value-type="float" office:value="7884864">
                <text:p>7884864</text:p>
                <draw:g>
                  <svg:desc>volume.F32:volume.F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6149800">
                <text:p>16149800</text:p>
              </table:table-cell>
              <table:table-cell office:value-type="float" office:value="23354680">
                <text:p>23354680</text:p>
              </table:table-cell>
              <table:table-cell office:value-type="float" office:value="21203808">
                <text:p>212038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26897824">
                <text:p>26897824</text:p>
              </table:table-cell>
              <table:table-cell office:value-type="float" office:value="44142576">
                <text:p>44142576</text:p>
              </table:table-cell>
              <table:table-cell office:value-type="float" office:value="38186032">
                <text:p>381860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36164544">
                <text:p>36164544</text:p>
              </table:table-cell>
              <table:table-cell office:value-type="float" office:value="62367832">
                <text:p>62367832</text:p>
              </table:table-cell>
              <table:table-cell office:value-type="float" office:value="48857632">
                <text:p>488576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42030632">
                <text:p>42030632</text:p>
              </table:table-cell>
              <table:table-cell office:value-type="float" office:value="77665464">
                <text:p>77665464</text:p>
              </table:table-cell>
              <table:table-cell office:value-type="float" office:value="60466920">
                <text:p>6046692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88805f81e9fe61362df02b9941de8e38a9b5fd1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cm" svg:height="9.006cm" xlink:href=".." xlink:type="simple" chart:class="chart:scatter" chart:style-name="ch1">
        <chart:legend chart:legend-position="end" svg:x="12.397cm" svg:y="3.706cm" style:legend-expansion="high" chart:style-name="ch2"/>
        <chart:plot-area chart:style-name="ch3" table:cell-range-address="volume.B52:volume.B57 volume.D52:volume.F57" chart:data-source-has-labels="row" svg:x="0.319cm" svg:y="0.18cm" svg:width="11.759cm" svg:height="8.646cm">
          <chartooo:coordinate-region svg:x="2.052cm" svg:y="0.379cm" svg:width="9.84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volume.D53:volume.D57" chart:label-cell-address="volume.D52:volume.D52" chart:class="chart:scatter">
            <chart:domain table:cell-range-address="volume.B53:volume.B57"/>
            <chart:data-point chart:repeated="5"/>
          </chart:series>
          <chart:series chart:style-name="ch7" chart:values-cell-range-address="volume.E53:volume.E57" chart:label-cell-address="volume.E52:volume.E52" chart:class="chart:scatter">
            <chart:data-point chart:repeated="5"/>
          </chart:series>
          <chart:series chart:style-name="ch8" chart:values-cell-range-address="volume.F53:volume.F57" chart:label-cell-address="volume.F52:volume.F52" chart:class="chart:scatte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ODWRAP2D</text:p>
                <draw:g>
                  <svg:desc>volume.D52:volume.D52</svg:desc>
                </draw:g>
              </table:table-cell>
              <table:table-cell office:value-type="string">
                <text:p>COL2D</text:p>
                <draw:g>
                  <svg:desc>volume.E52:volume.E52</svg:desc>
                </draw:g>
              </table:table-cell>
              <table:table-cell office:value-type="string">
                <text:p>ROW2D</text:p>
                <draw:g>
                  <svg:desc>volume.F52:volume.F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volume.B53:volume.B57</svg:desc>
                </draw:g>
              </table:table-cell>
              <table:table-cell office:value-type="float" office:value="7760832">
                <text:p>7760832</text:p>
                <draw:g>
                  <svg:desc>volume.D53:volume.D57</svg:desc>
                </draw:g>
              </table:table-cell>
              <table:table-cell office:value-type="float" office:value="8658064">
                <text:p>8658064</text:p>
                <draw:g>
                  <svg:desc>volume.E53:volume.E57</svg:desc>
                </draw:g>
              </table:table-cell>
              <table:table-cell office:value-type="float" office:value="7760832">
                <text:p>7760832</text:p>
                <draw:g>
                  <svg:desc>volume.F53:volume.F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6006640">
                <text:p>16006640</text:p>
              </table:table-cell>
              <table:table-cell office:value-type="float" office:value="23749032">
                <text:p>23749032</text:p>
              </table:table-cell>
              <table:table-cell office:value-type="float" office:value="20297080">
                <text:p>202970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25133800">
                <text:p>25133800</text:p>
              </table:table-cell>
              <table:table-cell office:value-type="float" office:value="43607560">
                <text:p>43607560</text:p>
              </table:table-cell>
              <table:table-cell office:value-type="float" office:value="33422192">
                <text:p>334221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34504264">
                <text:p>34504264</text:p>
              </table:table-cell>
              <table:table-cell office:value-type="float" office:value="63036096">
                <text:p>63036096</text:p>
              </table:table-cell>
              <table:table-cell office:value-type="float" office:value="36688144">
                <text:p>366881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37266168">
                <text:p>37266168</text:p>
              </table:table-cell>
              <table:table-cell office:value-type="float" office:value="75561360">
                <text:p>75561360</text:p>
              </table:table-cell>
              <table:table-cell office:value-type="float" office:value="42561384">
                <text:p>4256138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88805f81e9fe61362df02b9941de8e38a9b5fd16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cm" svg:height="9.006cm" xlink:href=".." xlink:type="simple" chart:class="chart:scatter" chart:style-name="ch1">
        <chart:legend chart:legend-position="end" svg:x="12.397cm" svg:y="3.706cm" style:legend-expansion="high" chart:style-name="ch2"/>
        <chart:plot-area chart:style-name="ch3" table:cell-range-address="volume.W23:volume.W28 volume.Y23:volume.AA28" chart:data-source-has-labels="row" svg:x="0.319cm" svg:y="0.18cm" svg:width="11.759cm" svg:height="8.646cm">
          <chartooo:coordinate-region svg:x="2.052cm" svg:y="0.379cm" svg:width="9.84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volume.Y24:volume.Y28" chart:label-cell-address="volume.Y23:volume.Y23" chart:class="chart:scatter">
            <chart:domain table:cell-range-address="volume.W24:volume.W28"/>
            <chart:data-point chart:repeated="5"/>
          </chart:series>
          <chart:series chart:style-name="ch7" chart:values-cell-range-address="volume.Z24:volume.Z28" chart:label-cell-address="volume.Z23:volume.Z23" chart:class="chart:scatter">
            <chart:data-point chart:repeated="5"/>
          </chart:series>
          <chart:series chart:style-name="ch8" chart:values-cell-range-address="volume.AA24:volume.AA28" chart:label-cell-address="volume.AA23:volume.AA23" chart:class="chart:scatte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W</text:p>
              </table:table-cell>
              <table:table-cell office:value-type="string">
                <text:p>MODWRAP2D</text:p>
                <draw:g>
                  <svg:desc>volume.Y23:volume.Y23</svg:desc>
                </draw:g>
              </table:table-cell>
              <table:table-cell office:value-type="string">
                <text:p>COL2D</text:p>
                <draw:g>
                  <svg:desc>volume.Z23:volume.Z23</svg:desc>
                </draw:g>
              </table:table-cell>
              <table:table-cell office:value-type="string">
                <text:p>ROW2D</text:p>
                <draw:g>
                  <svg:desc>volume.AA23:volume.AA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volume.W24:volume.W28</svg:desc>
                </draw:g>
              </table:table-cell>
              <table:table-cell office:value-type="float" office:value="2572176">
                <text:p>2572176</text:p>
                <draw:g>
                  <svg:desc>volume.Y24:volume.Y28</svg:desc>
                </draw:g>
              </table:table-cell>
              <table:table-cell office:value-type="float" office:value="1424232">
                <text:p>1424232</text:p>
                <draw:g>
                  <svg:desc>volume.Z24:volume.Z28</svg:desc>
                </draw:g>
              </table:table-cell>
              <table:table-cell office:value-type="float" office:value="3504312">
                <text:p>3504312</text:p>
                <draw:g>
                  <svg:desc>volume.AA24:volume.AA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9297904">
                <text:p>9297904</text:p>
              </table:table-cell>
              <table:table-cell office:value-type="float" office:value="6706296">
                <text:p>6706296</text:p>
              </table:table-cell>
              <table:table-cell office:value-type="float" office:value="14421064">
                <text:p>144210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21121744">
                <text:p>21121744</text:p>
              </table:table-cell>
              <table:table-cell office:value-type="float" office:value="18736600">
                <text:p>18736600</text:p>
              </table:table-cell>
              <table:table-cell office:value-type="float" office:value="33609848">
                <text:p>336098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39489320">
                <text:p>39489320</text:p>
              </table:table-cell>
              <table:table-cell office:value-type="float" office:value="45544576">
                <text:p>45544576</text:p>
              </table:table-cell>
              <table:table-cell office:value-type="float" office:value="64358864">
                <text:p>643588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49449176">
                <text:p>49449176</text:p>
              </table:table-cell>
              <table:table-cell office:value-type="float" office:value="65599776">
                <text:p>65599776</text:p>
              </table:table-cell>
              <table:table-cell office:value-type="float" office:value="84453064">
                <text:p>8445306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88805f81e9fe61362df02b9941de8e38a9b5fd16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cm" svg:height="9.005cm" xlink:href=".." xlink:type="simple" chart:class="chart:scatter" chart:style-name="ch1">
        <chart:legend chart:legend-position="end" svg:x="12.397cm" svg:y="3.705cm" style:legend-expansion="high" chart:style-name="ch2"/>
        <chart:plot-area chart:style-name="ch3" table:cell-range-address="volume.W31:volume.W36 volume.Y31:volume.AA36" chart:data-source-has-labels="row" svg:x="0.319cm" svg:y="0.18cm" svg:width="11.759cm" svg:height="8.645cm">
          <chartooo:coordinate-region svg:x="2.052cm" svg:y="0.379cm" svg:width="9.84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volume.Y32:volume.Y36" chart:label-cell-address="volume.Y31:volume.Y31" chart:class="chart:scatter">
            <chart:domain table:cell-range-address="volume.W32:volume.W36"/>
            <chart:data-point chart:repeated="5"/>
          </chart:series>
          <chart:series chart:style-name="ch7" chart:values-cell-range-address="volume.Z32:volume.Z36" chart:label-cell-address="volume.Z31:volume.Z31" chart:class="chart:scatter">
            <chart:data-point chart:repeated="5"/>
          </chart:series>
          <chart:series chart:style-name="ch8" chart:values-cell-range-address="volume.AA32:volume.AA36" chart:label-cell-address="volume.AA31:volume.AA31" chart:class="chart:scatte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W</text:p>
              </table:table-cell>
              <table:table-cell office:value-type="string">
                <text:p>MODWRAP2D</text:p>
                <draw:g>
                  <svg:desc>volume.Y31:volume.Y31</svg:desc>
                </draw:g>
              </table:table-cell>
              <table:table-cell office:value-type="string">
                <text:p>COL2D</text:p>
                <draw:g>
                  <svg:desc>volume.Z31:volume.Z31</svg:desc>
                </draw:g>
              </table:table-cell>
              <table:table-cell office:value-type="string">
                <text:p>ROW2D</text:p>
                <draw:g>
                  <svg:desc>volume.AA31:volume.AA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volume.W32:volume.W36</svg:desc>
                </draw:g>
              </table:table-cell>
              <table:table-cell office:value-type="float" office:value="2582480">
                <text:p>2582480</text:p>
                <draw:g>
                  <svg:desc>volume.Y32:volume.Y36</svg:desc>
                </draw:g>
              </table:table-cell>
              <table:table-cell office:value-type="float" office:value="1445800">
                <text:p>1445800</text:p>
                <draw:g>
                  <svg:desc>volume.Z32:volume.Z36</svg:desc>
                </draw:g>
              </table:table-cell>
              <table:table-cell office:value-type="float" office:value="3485544">
                <text:p>3485544</text:p>
                <draw:g>
                  <svg:desc>volume.AA32:volume.AA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9111144">
                <text:p>9111144</text:p>
              </table:table-cell>
              <table:table-cell office:value-type="float" office:value="6748072">
                <text:p>6748072</text:p>
              </table:table-cell>
              <table:table-cell office:value-type="float" office:value="13814040">
                <text:p>138140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20732360">
                <text:p>20732360</text:p>
              </table:table-cell>
              <table:table-cell office:value-type="float" office:value="18384024">
                <text:p>18384024</text:p>
              </table:table-cell>
              <table:table-cell office:value-type="float" office:value="29643512">
                <text:p>296435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34283464">
                <text:p>34283464</text:p>
              </table:table-cell>
              <table:table-cell office:value-type="float" office:value="38679040">
                <text:p>38679040</text:p>
              </table:table-cell>
              <table:table-cell office:value-type="float" office:value="48622896">
                <text:p>486228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42799304">
                <text:p>42799304</text:p>
              </table:table-cell>
              <table:table-cell office:value-type="float" office:value="52702984">
                <text:p>52702984</text:p>
              </table:table-cell>
              <table:table-cell office:value-type="float" office:value="54886480">
                <text:p>5488648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88805f81e9fe61362df02b9941de8e38a9b5fd16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